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1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  <style:style style:name="T7" style:family="text">
      <style:text-properties officeooo:rsid="01068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57626128272">
          <table:table-cell table:style-name="Tableau1.A1" table:number-columns-spanned="4" office:value-type="string">
            <text:p text:style-name="P8">Activité <text:span text:style-name="T7">X</text:span></text:p>
          </table:table-cell>
          <table:covered-table-cell/>
          <table:covered-table-cell/>
          <table:covered-table-cell/>
        </table:table-row>
        <table:table-row table:style-name="TableLine94857639526464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857626010080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Line94857639491824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857639531648">
          <table:table-cell table:style-name="Tableau1.A6" office:value-type="string">
            <text:p text:style-name="P13">Déroulement</text:p>
          </table:table-cell>
          <table:table-cell table:style-name="Tableau1.B6" table:number-columns-spanned="2" office:value-type="string">
            <text:p text:style-name="P13">Modalité</text:p>
          </table:table-cell>
          <table:covered-table-cell/>
          <table:table-cell table:style-name="Tableau1.D6" office:value-type="string">
            <text:p text:style-name="P13">Temps</text:p>
          </table:table-cell>
        </table:table-row>
        <table:table-row table:style-name="TableLine94857639534016">
          <table:table-cell table:style-name="Tableau1.A7" office:value-type="string">
            <text:p text:style-name="P10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4">Toute la classe</text:p>
          </table:table-cell>
          <table:covered-table-cell/>
          <table:table-cell table:style-name="Tableau1.D7" office:value-type="string">
            <text:p text:style-name="P15">5-<text:span text:style-name="T3">10</text:span> min</text:p>
          </table:table-cell>
        </table:table-row>
        <table:table-row table:style-name="TableLine9485763954366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857639544368">
          <table:table-cell table:style-name="Tableau1.A9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857639545904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857639546608">
          <table:table-cell table:style-name="Tableau1.A1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0M45S</meta:editing-duration>
    <meta:editing-cycles>153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6:34:44.339128726</dc:date>
    <meta:document-statistic meta:table-count="1" meta:image-count="0" meta:object-count="0" meta:page-count="1" meta:paragraph-count="13" meta:word-count="27" meta:character-count="152" meta:non-whitespace-character-count="138"/>
  </office:meta>
</office:document-meta>
</file>